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roject 1</text:p>
      <text:p text:style-name="P2">&lt;Hangman&g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CSC – 5</text:p>
      <text:p text:style-name="P4">Name: David W. Smith</text:p>
      <text:p text:style-name="P4">Date: 02/05/14</text:p>
      <text:p text:style-name="P4"/>
      <text:p text:style-name="P6"><text:soft-page-break/>Introduction:</text:p>
      <text:p text:style-name="P6"/>
      <text:p text:style-name="P6"><text:tab/><text:span text:style-name="T1">Hangman is a game well-known to most young children, and (at least in principle) TV viewers, since this is the premise of the game show “Wheel of Fortune”. The objective is simple – a random word is selected, and the player guesses letters. A correct guess gets all instances of that letter displayed in the proper sequence in the word, and an incorrect guess causes a part of the 'hangman' to be displayed. If the player guesses all letters in the word successfully, the game is won, and if the hangman is completed before all the letters are guessed, the game is lost. Completing the hangman typically consists of 9 incorrect guesses (head, neck, both arms, torso, both legs, both feet) and is so implemented in this version.</text:span></text:p>
      <text:p text:style-name="P5"/>
      <text:p text:style-name="P5"/>
      <text:p text:style-name="P6">Summary:</text:p>
      <text:p text:style-name="P5">Project coded in C++ using NetBeans IDE &amp; Cygwin Linux emulator.</text:p>
      <text:p text:style-name="P5">Total lines of code – approx. 193, with limited comments.</text:p>
      <text:p text:style-name="P5">Basic game play has been confirmed – heavily modularized, but missing sample code constructs such as sortation, pointers, file I/O among others. </text:p>
      <text:p text:style-name="P5"/>
      <text:p text:style-name="P6">Description:</text:p>
      <text:p text:style-name="P5">An opening screen is displayed, showing the Gallows, a cheery welcome message, and a 'Letter?' prompt. The program will accept any character (valid ones are automatically converted to uppercase) but any invalid input (numbers, special characters, etc.) will be counted as a bad guess. 9 bad guesses ends the game, as does correctly guessing all the letters in the word or any combination of both.</text:p>
      <text:p text:style-name="P5"/>
      <text:p text:style-name="P5">See attached flowchart for more detail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Major functions</text:p>
      <text:p text:style-name="P6"/>
      <text:p text:style-name="P5">int main(int argc, char** argv) – required in c++, this is the main point of execution. Arguments allow for parameter passing on command line when invoked from OS prompt, or by being called in HTML/scripting code.</text:p>
      <text:p text:style-name="P5"/>
      <text:p text:style-name="P5">void upCase(char &amp;chkIt) – simple routine to change lowercase characters to uppercase.</text:p>
      <text:p text:style-name="P5"/>
      <text:p text:style-name="P5">void iniWord(char words[][WRD_COL]) – creates a list of words in the words[][] matrix.Likely candidate for modification to utilize file I/O.</text:p>
      <text:p text:style-name="P5"/>
      <text:p text:style-name="P5">void iniDisp(char dMatrix[][DISP_COL]) – populates the dMatrix[][] display matrix with initial setup of display screen. Shows empty gallows * asterisk-filled field where words are displayed.</text:p>
      <text:p text:style-name="P5"/>
      <text:p text:style-name="P5">void doHang(char dMatrix[][DISP_COL],char words[][WRD_COL], int rows, int cols, int totWrds) – the main function of the entire game. Main sets up the environment for doHang to use, but doHang handles all aspects of game play.</text:p>
      <text:p text:style-name="P5"/>
      <text:p text:style-name="P5">void dspHang(char dMatrix[][DISP_COL], int rows) – displays the updated dMatrix contents; used when the Hangman has been added to, or when letters are successfully added to the word.</text:p>
      <text:p text:style-name="P5"/>
      <text:p text:style-name="P5">void updtHng(char dMatrix[][DISP_COL],unsigned short errCnt) – based on the errCnt variable, this function successively updates the Hangman. If the Hangman is completed before the word is guessed, the game is over.</text:p>
      <text:p text:style-name="P5"/>
      <text:p text:style-name="P5">bool strFind(char wrd[], char ltr, unsigned short len, char display[][DISP_COL]) – this function looks to find all occurrences of a letter in a word. If any are found, it return a boolean TRUE, else it returns a boolean FALSE.</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cc </meta:initial-creator>
    <meta:creation-date>2014-02-05T16:51:43.11</meta:creation-date>
    <dc:date>2014-02-06T05:51:38.17</dc:date>
    <dc:creator>David Smith</dc:creator>
    <meta:editing-duration>PT11H18M49S</meta:editing-duration>
    <meta:editing-cycles>4</meta:editing-cycles>
    <meta:generator>OpenOffice/4.0.1$Win32 OpenOffice.org_project/401m5$Build-9714</meta:generator>
    <meta:document-statistic meta:table-count="0" meta:image-count="0" meta:object-count="0" meta:page-count="3" meta:paragraph-count="23" meta:word-count="485" meta:character-count="3013"/>
  </office:meta>
</office:document-meta>
</file>